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3a43" officeooo:paragraph-rsid="00013a4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3a43" officeooo:paragraph-rsid="00013a43" style:font-weight-asian="bold" style:font-weight-complex="bold"/>
    </style:style>
    <style:style style:name="P3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564cm" fo:min-width="0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3.087cm" fo:min-width="4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355cm" fo:min-width="9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125cm" fo:min-width="4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737cm" fo:min-width="0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923cm" fo:min-width="0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3.085cm" fo:min-width="4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99cm" fo:min-width="0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3.085cm" fo:min-width="4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699cm" fo:min-width="0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191cm" fo:min-width="0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203cm" fo:min-width="0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0.797cm" fo:min-width="0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2.431cm" fo:min-width="0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58cm" fo:min-width="0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1.341cm" fo:min-width="4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2.764cm" fo:min-width="4.3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2.764cm" fo:min-width="4.6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937cm" fo:min-width="0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691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textarea-horizontal-align="justify" draw:textarea-vertical-align="middle" draw:auto-grow-height="false" fo:min-height="1.092cm" fo:min-width="0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1.707cm" fo:min-width="14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3cm" fo:min-width="4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3.059cm" fo:min-width="4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2.764cm" fo:min-width="4.9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textarea-horizontal-align="justify" draw:textarea-vertical-align="middle" draw:auto-grow-height="false" fo:min-height="1.589cm" fo:min-width="14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textarea-horizontal-align="justify" draw:textarea-vertical-align="middle" draw:auto-grow-height="false" fo:min-height="0.884cm" fo:min-width="6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ервис Fast API (рекомендательные системы)</text:p>
      <text:p text:style-name="P1"><draw:custom-shape text:anchor-type="paragraph" draw:z-index="1" draw:name="Фигура 2" draw:style-name="gr26" draw:text-style-name="P4" svg:width="14.676cm" svg:height="1.59cm" svg:x="1.326cm" svg:y="0.342cm"><text:p text:style-name="P4"><text:span text:style-name="T2">ВАЛИДАЦИЯ ПОЛЬЗОВАТЕЛЯ:</text:span></text:p><text:p text:style-name="P4"><text:span text:style-name="T2">- Регистрация / Авторизация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1"><draw:custom-shape text:anchor-type="paragraph" draw:z-index="2" draw:name="Фигура 4" draw:style-name="gr25" draw:text-style-name="P4" svg:width="4.94cm" svg:height="2.765cm" svg:x="3.743cm" svg:y="6.747cm"><text:p text:style-name="P4"><text:span text:style-name="T2">Расширение ранее </text:span></text:p><text:p text:style-name="P4"><text:span text:style-name="T2">загруженных данных</text:span></text:p><draw:enhanced-geometry svg:viewBox="0 0 21600 21600" draw:type="rectangle" draw:enhanced-path="M 0 0 L 21600 0 21600 21600 0 21600 0 0 Z N"/></draw:custom-shape><draw:custom-shape text:anchor-type="paragraph" draw:z-index="3" draw:name="Фигура 5" draw:style-name="gr24" draw:text-style-name="P4" svg:width="4.412cm" svg:height="3.059cm" svg:x="-1.109cm" svg:y="10.204cm"><text:p text:style-name="P4"><text:span text:style-name="T2">Фиксация структуры </text:span></text:p><text:p text:style-name="P4"><text:span text:style-name="T2">данных </text:span></text:p><text:p text:style-name="P4"><text:span text:style-name="T2">(обязательные поля, </text:span></text:p><text:p text:style-name="P4"><text:span text:style-name="T2">типы данных и тп.)</text:span></text:p><draw:enhanced-geometry svg:viewBox="0 0 21600 21600" draw:type="rectangle" draw:enhanced-path="M 0 0 L 21600 0 21600 21600 0 21600 0 0 Z N"/></draw:custom-shape><draw:custom-shape text:anchor-type="paragraph" draw:z-index="4" draw:name="Фигура 6" draw:style-name="gr17" draw:text-style-name="P4" svg:width="4.352cm" svg:height="2.765cm" svg:x="-1.109cm" svg:y="6.738cm"><text:p text:style-name="P4"><text:span text:style-name="T2">Первичная загрузка </text:span></text:p><text:p text:style-name="P4"><text:span text:style-name="T2">данных в БД</text:span></text:p><draw:enhanced-geometry svg:viewBox="0 0 21600 21600" draw:type="rectangle" draw:enhanced-path="M 0 0 L 21600 0 21600 21600 0 21600 0 0 Z N"/></draw:custom-shape><draw:custom-shape text:anchor-type="paragraph" draw:z-index="5" draw:name="Фигура 7" draw:style-name="gr23" draw:text-style-name="P4" svg:width="4.823cm" svg:height="3.001cm" svg:x="3.849cm" svg:y="10.174cm"><text:p text:style-name="P4"><text:span text:style-name="T2">Проверка структуры </text:span></text:p><text:p text:style-name="P4"><text:span text:style-name="T2">данных </text:span></text:p><text:p text:style-name="P4"><text:span text:style-name="T2">(обязательные поля, </text:span></text:p><text:p text:style-name="P4"><text:span text:style-name="T2">типы данных и тп.)</text:span></text:p><draw:enhanced-geometry svg:viewBox="0 0 21600 21600" draw:type="rectangle" draw:enhanced-path="M 0 0 L 21600 0 21600 21600 0 21600 0 0 Z N"/></draw:custom-shape><draw:custom-shape text:anchor-type="paragraph" draw:z-index="6" draw:name="Фигура 3" draw:style-name="gr22" draw:text-style-name="P4" svg:width="14.669cm" svg:height="1.708cm" svg:x="1.298cm" svg:y="2.263cm"><text:p text:style-name="P4"><text:span text:style-name="T2">ВАЛИДАЦИЯ ЗАПРОСА:</text:span></text:p><text:p text:style-name="P4"><text:span text:style-name="T2">- Роутинг (получить/отдать данные)</text:span></text:p><draw:enhanced-geometry svg:viewBox="0 0 21600 21600" draw:type="rectangle" draw:enhanced-path="M 0 0 L 21600 0 21600 21600 0 21600 0 0 Z N"/></draw:custom-shape><draw:custom-shape text:anchor-type="paragraph" draw:z-index="7" draw:name="Фигура 8" draw:style-name="gr21" svg:width="0.75cm" svg:height="1.248cm" svg:x="0.527cm" svg:y="15.439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Фигура 9" draw:style-name="gr20" svg:width="0.442cm" svg:height="0.791cm" svg:x="8.354cm" svg:y="1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Фигура 11" draw:style-name="gr15" svg:width="0.472cm" svg:height="0.664cm" svg:x="6.207cm" svg:y="9.51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Фигура 10" draw:style-name="gr15" svg:width="0.472cm" svg:height="0.664cm" svg:x="1.064cm" svg:y="9.5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Фигура 12" draw:style-name="gr19" svg:width="0.472cm" svg:height="1.07cm" svg:x="6.177cm" svg:y="5.6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Фигура 13" draw:style-name="gr19" svg:width="0.472cm" svg:height="1.07cm" svg:x="1.475cm" svg:y="5.6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Фигура 14" draw:style-name="gr18" draw:text-style-name="P4" svg:width="4.687cm" svg:height="2.765cm" svg:x="9.208cm" svg:y="6.71cm"><text:p text:style-name="P4"><text:span text:style-name="T2">ITEM_to_ITEM</text:span><text:span text:style-name="T2"><text:line-break/></text:span><text:span text:style-name="T2">(I2I — для быстрых </text:span></text:p><text:p text:style-name="P4"><text:span text:style-name="T2">рекомендаций </text:span></text:p><text:p text:style-name="P4"><text:span text:style-name="T2">"похожих товаров")</text:span></text:p><draw:enhanced-geometry svg:viewBox="0 0 21600 21600" draw:type="rectangle" draw:enhanced-path="M 0 0 L 21600 0 21600 21600 0 21600 0 0 Z N"/></draw:custom-shape><draw:custom-shape text:anchor-type="paragraph" draw:z-index="14" draw:name="Фигура 15" draw:style-name="gr17" draw:text-style-name="P4" svg:width="4.352cm" svg:height="2.765cm" svg:x="14.275cm" svg:y="6.74cm"><text:p text:style-name="P4"><text:span text:style-name="T2">USER_to_ITEM</text:span><text:span text:style-name="T2"><text:line-break/></text:span><text:span text:style-name="T2">(U2I — для </text:span></text:p><text:p text:style-name="P4"><text:span text:style-name="T2">персональных </text:span></text:p><text:p text:style-name="P4"><text:span text:style-name="T2">подборок)</text:span></text:p><draw:enhanced-geometry svg:viewBox="0 0 21600 21600" draw:type="rectangle" draw:enhanced-path="M 0 0 L 21600 0 21600 21600 0 21600 0 0 Z N"/></draw:custom-shape><draw:custom-shape text:anchor-type="paragraph" draw:z-index="15" draw:name="Фигура 17" draw:style-name="gr16" draw:text-style-name="P4" svg:width="4.231cm" svg:height="1.341cm" svg:x="14.399cm" svg:y="16.646cm"><text:p text:style-name="P4"><text:span text:style-name="T2">Модель для U2I</text:span></text:p><draw:enhanced-geometry svg:viewBox="0 0 21600 21600" draw:type="rectangle" draw:enhanced-path="M 0 0 L 21600 0 21600 21600 0 21600 0 0 Z N"/></draw:custom-shape><draw:custom-shape text:anchor-type="paragraph" draw:z-index="16" draw:name="Фигура 18" draw:style-name="gr3" draw:text-style-name="P4" svg:width="9.744cm" svg:height="1.355cm" svg:x="-1.081cm" svg:y="14.085cm"><text:p text:style-name="P4"><text:span text:style-name="T2">БАЗА ДАННЫХ</text:span></text:p><draw:enhanced-geometry svg:viewBox="0 0 21600 21600" draw:type="rectangle" draw:enhanced-path="M 0 0 L 21600 0 21600 21600 0 21600 0 0 Z N"/></draw:custom-shape><draw:custom-shape text:anchor-type="paragraph" draw:z-index="17" draw:name="Фигура 19" draw:style-name="gr15" svg:width="0.472cm" svg:height="0.664cm" svg:x="11.292cm" svg:y="9.486cm"><text:p/>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Фигура 20" draw:style-name="gr15" svg:width="0.472cm" svg:height="0.664cm" svg:x="16.173cm" svg:y="9.504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Фигура 21" draw:style-name="gr14" svg:width="0.472cm" svg:height="2.777cm" svg:x="11.262cm" svg:y="3.97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Фигура 22" draw:style-name="gr14" svg:width="0.472cm" svg:height="2.777cm" svg:x="15.672cm" svg:y="3.97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Фигура 24" draw:style-name="gr13" svg:width="0.472cm" svg:height="0.911cm" svg:x="5.854cm" svg:y="13.1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Фигура 23" draw:style-name="gr13" svg:width="0.472cm" svg:height="0.911cm" svg:x="0.944cm" svg:y="13.2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Фигура 25" draw:style-name="gr12" svg:width="0.472cm" svg:height="1.375cm" svg:x="11.381cm" svg:y="15.43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Фигура 26" draw:style-name="gr11" svg:width="0.472cm" svg:height="1.361cm" svg:x="16.171cm" svg:y="15.28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Фигура 27" draw:style-name="gr9" draw:text-style-name="P4" svg:width="4.453cm" svg:height="3.086cm" svg:x="-1.083cm" svg:y="16.686cm"><text:p text:style-name="P4"><text:span text:style-name="T2">Ответ пользователю</text:span></text:p><draw:enhanced-geometry svg:viewBox="0 0 21600 21600" draw:type="rectangle" draw:enhanced-path="M 0 0 L 21600 0 21600 21600 0 21600 0 0 Z N"/></draw:custom-shape><draw:custom-shape text:anchor-type="paragraph" draw:z-index="0" draw:name="Фигура 1" draw:style-name="gr27" draw:text-style-name="P4" svg:width="6.996cm" svg:height="0.884cm" svg:x="0.342cm" svg:y="4.768cm"><text:p text:style-name="P4"><text:span text:style-name="T2">ДАННЫЕ ПОЛЬЗОВАТЕЛЯ</text:span></text:p><draw:enhanced-geometry svg:viewBox="0 0 21600 21600" draw:type="rectangle" draw:enhanced-path="M 0 0 L 21600 0 21600 21600 0 21600 0 0 Z N"/></draw:custom-shape><draw:custom-shape text:anchor-type="paragraph" draw:z-index="26" draw:name="Фигура 28" draw:style-name="gr10" svg:width="0.472cm" svg:height="0.798cm" svg:x="3.441cm" svg:y="3.97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name="Фигура 29" draw:style-name="gr9" draw:text-style-name="P4" svg:width="4.453cm" svg:height="3.086cm" svg:x="9.412cm" svg:y="22.978cm"><text:p text:style-name="P4"><text:span text:style-name="T2">Ответ пользователю</text:span></text:p><draw:enhanced-geometry svg:viewBox="0 0 21600 21600" draw:type="rectangle" draw:enhanced-path="M 0 0 L 21600 0 21600 21600 0 21600 0 0 Z N"/></draw:custom-shape><draw:custom-shape text:anchor-type="paragraph" draw:z-index="28" draw:name="Фигура 30" draw:style-name="gr9" draw:text-style-name="P4" svg:width="4.453cm" svg:height="3.086cm" svg:x="4.15cm" svg:y="16.57cm"><text:p text:style-name="P4"><text:span text:style-name="T2">Ответ пользователю</text:span></text:p><draw:enhanced-geometry svg:viewBox="0 0 21600 21600" draw:type="rectangle" draw:enhanced-path="M 0 0 L 21600 0 21600 21600 0 21600 0 0 Z N"/></draw:custom-shape><draw:custom-shape text:anchor-type="paragraph" draw:z-index="29" draw:name="Фигура 31" draw:style-name="gr9" draw:text-style-name="P4" svg:width="4.453cm" svg:height="3.086cm" svg:x="14.411cm" svg:y="22.92cm"><text:p text:style-name="P4"><text:span text:style-name="T2">Ответ пользователю</text:span></text:p><draw:enhanced-geometry svg:viewBox="0 0 21600 21600" draw:type="rectangle" draw:enhanced-path="M 0 0 L 21600 0 21600 21600 0 21600 0 0 Z N"/></draw:custom-shape><draw:custom-shape text:anchor-type="paragraph" draw:z-index="30" draw:name="Фигура 32" draw:style-name="gr8" svg:width="0.75cm" svg:height="1.131cm" svg:x="5.918cm" svg:y="15.439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Фигура 33" draw:style-name="gr7" draw:text-style-name="P4" svg:width="4.522cm" svg:height="3.086cm" svg:x="14.34cm" svg:y="19.046cm"><text:p text:style-name="P4"><text:span text:style-name="T1">Формирование ответа </text:span></text:p><text:p text:style-name="P4"><text:span text:style-name="T1">для пользователя</text:span></text:p><draw:enhanced-geometry svg:viewBox="0 0 21600 21600" draw:type="rectangle" draw:enhanced-path="M 0 0 L 21600 0 21600 21600 0 21600 0 0 Z N"/></draw:custom-shape><draw:custom-shape text:anchor-type="paragraph" draw:z-index="32" draw:name="Фигура 34" draw:style-name="gr2" draw:text-style-name="P3" svg:width="4.455cm" svg:height="3.088cm" svg:x="9.529cm" svg:y="19.05cm"><text:p text:style-name="P3"><text:span text:style-name="T1">Формирование ответа </text:span></text:p><text:p text:style-name="P3"><text:span text:style-name="T1">для пользователя</text:span></text:p><draw:enhanced-geometry svg:viewBox="0 0 21600 21600" draw:type="rectangle" draw:enhanced-path="M 0 0 L 21600 0 21600 21600 0 21600 0 0 Z N"/></draw:custom-shape><draw:custom-shape text:anchor-type="paragraph" draw:z-index="33" draw:name="Фигура 35" draw:style-name="gr6" svg:width="0.75cm" svg:height="1.054cm" svg:x="11.248cm" svg:y="17.99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Фигура 36" draw:style-name="gr6" svg:width="0.75cm" svg:height="1.054cm" svg:x="16.247cm" svg:y="17.99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5" draw:name="Фигура 37" draw:style-name="gr5" svg:width="0.75cm" svg:height="0.842cm" svg:x="11.072cm" svg:y="22.13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6" draw:name="Фигура 38" draw:style-name="gr5" svg:width="0.75cm" svg:height="0.842cm" svg:x="16.245cm" svg:y="22.132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name="Фигура 39" draw:style-name="gr4" draw:text-style-name="P4" svg:width="4.453cm" svg:height="1.126cm" svg:x="9.553cm" svg:y="16.813cm"><text:p text:style-name="P4"><text:span text:style-name="T2">Модель для I2I </text:span></text:p><draw:enhanced-geometry svg:viewBox="0 0 21600 21600" draw:type="rectangle" draw:enhanced-path="M 0 0 L 21600 0 21600 21600 0 21600 0 0 Z N"/></draw:custom-shape><draw:custom-shape text:anchor-type="paragraph" draw:z-index="38" draw:name="Фигура 16" draw:style-name="gr3" draw:text-style-name="P4" svg:width="9.744cm" svg:height="1.355cm" svg:x="8.945cm" svg:y="10.232cm"><text:p text:style-name="P4"><text:span text:style-name="T2">БАЗА ДАННЫХ</text:span></text:p><draw:enhanced-geometry svg:viewBox="0 0 21600 21600" draw:type="rectangle" draw:enhanced-path="M 0 0 L 21600 0 21600 21600 0 21600 0 0 Z N"/></draw:custom-shape><draw:custom-shape text:anchor-type="paragraph" draw:z-index="39" draw:name="Фигура 40" draw:style-name="gr2" draw:text-style-name="P3" svg:width="4.455cm" svg:height="3.088cm" svg:x="14.173cm" svg:y="12.199cm"><text:p text:style-name="P3"><text:span text:style-name="T1">Нормализация, </text:span></text:p><text:p text:style-name="P3"><text:span text:style-name="T1">выравнивание данных</text:span></text:p><draw:enhanced-geometry svg:viewBox="0 0 21600 21600" draw:type="rectangle" draw:enhanced-path="M 0 0 L 21600 0 21600 21600 0 21600 0 0 Z N"/></draw:custom-shape><draw:custom-shape text:anchor-type="paragraph" draw:z-index="40" draw:name="Фигура 41" draw:style-name="gr2" draw:text-style-name="P3" svg:width="4.455cm" svg:height="3.088cm" svg:x="9.322cm" svg:y="12.231cm"><text:p text:style-name="P3"><text:span text:style-name="T1">Нормализация, </text:span></text:p><text:p text:style-name="P3"><text:span text:style-name="T1">выравнивание данных</text:span></text:p><draw:enhanced-geometry svg:viewBox="0 0 21600 21600" draw:type="rectangle" draw:enhanced-path="M 0 0 L 21600 0 21600 21600 0 21600 0 0 Z N"/></draw:custom-shape><draw:custom-shape text:anchor-type="paragraph" draw:z-index="41" draw:name="Фигура 42" draw:style-name="gr1" svg:width="0.472cm" svg:height="0.645cm" svg:x="11.232cm" svg:y="11.5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2" draw:name="Фигура 43" draw:style-name="gr1" svg:width="0.472cm" svg:height="0.645cm" svg:x="16.201cm" svg:y="11.5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4:35:06.563787848</meta:creation-date>
    <dc:date>2025-05-20T15:22:17.811354713</dc:date>
    <meta:editing-duration>PT14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" meta:character-count="42" meta:non-whitespace-character-count="38"/>
  </office:meta>
</office:document-meta>
</file>